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05cm" draw:marker-end-width="0.0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000000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d320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7cm" fo:min-width="5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7.135cm"/>
    </style:style>
    <style:style style:name="gr6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draw:marker-start-width="0.3cm" draw:marker-end-width="0.3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ffd32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3" style:family="paragraph">
      <style:text-properties fo:color="#ffd320" fo:font-family="'Courier New'" style:font-family-generic="modern" style:font-pitch="fixe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d320" fo:font-family="'Courier New'" style:font-family-generic="modern" style:font-pitch="fixe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485cm" svg:height="6.217cm" svg:x="3.426cm" svg:y="10.482cm" svg:viewBox="0 0 14486 6218" svg:d="M0 6218c920-67 1730-551 2579-860 742-270 1450-627 2183-926 857-349 1641-835 2514-1124 723-240 1336-655 2050-926 783-297 1570-634 2249-1125 688-497 1471-614 2183-992l661-199 67-66">
          <text:p/>
        </draw:path>
        <draw:path draw:style-name="gr2" draw:text-style-name="P1" draw:layer="layout" svg:width="3.798cm" svg:height="3.526cm" svg:x="12.222cm" svg:y="8.316cm" svg:viewBox="0 0 3799 3527" svg:d="M1519 28c-363 151-790 230-1058 529-221 248-380 566-446 892-65 322 96 633 167 947 97 428 478 731 836 947 292 176 662 211 1002 167 336-43 670-155 947-362 306-228 510-556 724-864 212-305 74-673-83-947-185-322-407-626-669-891-272-276-653-415-1030-446l-279 56h-111z">
          <text:p/>
        </draw:path>
        <draw:path draw:style-name="gr2" draw:text-style-name="P1" draw:layer="layout" svg:width="3.66cm" svg:height="3.696cm" svg:x="6.257cm" svg:y="11.001cm" svg:viewBox="0 0 3661 3697" svg:d="M1218 212c-367 64-711 267-920 585-179 271-247 595-278 919-31 322-29 636 28 947 69 380 403 679 752 807 328 119 670 253 1030 223 333-29 709-10 975-250 286-258 647-486 780-864 103-293 89-619 28-919-76-374-359-627-585-919-243-315-576-571-975-696-311-99-618-9-919 28l-334 111-56 28">
          <text:p/>
        </draw:path>
        <draw:path draw:style-name="gr2" draw:text-style-name="P1" draw:layer="layout" svg:width="2.314cm" svg:height="1.303cm" svg:x="11.485cm" svg:y="8.896cm" svg:viewBox="0 0 2315 1304" svg:d="M2315 1304c-644 20-1039-762-1626-962l-540-134-149-208">
          <text:p/>
        </draw:path>
        <draw:polyline draw:style-name="gr2" draw:text-style-name="P1" draw:layer="layout" svg:width="1.023cm" svg:height="0.382cm" svg:x="10.717cm" svg:y="8.667cm" svg:viewBox="0 0 1024 383" draw:points="1024,0 590,132 157,277 0,383">
          <text:p/>
        </draw:polyline>
        <draw:path draw:style-name="gr2" draw:text-style-name="P1" draw:layer="layout" svg:width="0.596cm" svg:height="0.373cm" svg:x="9.5cm" svg:y="11.3cm" svg:viewBox="0 0 597 374" svg:d="M0 0c187 129 397 231 597 345l-17 29">
          <text:p/>
        </draw:path>
        <draw:path draw:style-name="gr2" draw:text-style-name="P1" draw:layer="layout" svg:width="0.992cm" svg:height="1.006cm" svg:x="9.424cm" svg:y="6.05cm" svg:viewBox="0 0 993 1007" svg:d="M195 930c444 316 1027-419 705-887l-392-43-429 132-79 45">
          <text:p/>
        </draw:path>
        <draw:polyline draw:style-name="gr3" draw:text-style-name="P1" draw:layer="layout" svg:width="1.31cm" svg:height="0.45cm" draw:transform="skewX (0.237190245345985) rotate (0.237190245345985) translate (9.10053753480143cm 5.84318462028968cm)" svg:viewBox="0 0 1311 451" draw:points="0,0 548,147 1040,345 1311,451">
          <text:p/>
        </draw:polyline>
        <draw:frame draw:style-name="gr4" draw:text-style-name="P3" draw:layer="layout" svg:width="8.134cm" svg:height="2.207cm" draw:transform="rotate (-0.209439510240467) translate (11.644cm 5.3cm)">
          <draw:text-box>
            <text:p text:style-name="P2"><text:span text:style-name="T1">Alexis Roche</text:span></text:p>
          </draw:text-box>
        </draw:frame>
        <draw:frame draw:style-name="gr5" draw:text-style-name="P5" draw:layer="layout" svg:width="14.989cm" svg:height="3.129cm" draw:transform="skewX (-3.96994194048632E-017) rotate (0.38397243543868) translate (1.249cm 6.75cm)">
          <draw:text-box>
            <text:p text:style-name="P4"><text:span text:style-name="T2">Le Tour de France</text:span></text:p>
          </draw:text-box>
        </draw:frame>
        <draw:path draw:style-name="gr6" draw:text-style-name="P1" draw:layer="layout" svg:width="0.189cm" svg:height="-0.001cm" draw:transform="rotate (-0.590968484725168) translate (7.80600534678135cm 13.0169920311381cm)" svg:viewBox="0 0 190 0" svg:d="M0 0h190">
          <text:p/>
        </draw:path>
        <draw:path draw:style-name="gr6" draw:text-style-name="P1" draw:layer="layout" svg:width="0.189cm" svg:height="-0.001cm" draw:transform="rotate (-0.590968484725168) translate (14.0060053467814cm 10.1169920311381cm)" svg:viewBox="0 0 190 0" svg:d="M0 0h190">
          <text:p/>
        </draw:path>
        <draw:path draw:style-name="gr6" draw:text-style-name="P1" draw:layer="layout" svg:width="3.73cm" svg:height="1.56cm" svg:x="7.832cm" svg:y="9.208cm" svg:viewBox="0 0 3731 1561" svg:d="M3731 0c-349 167-705 321-1059 476-341 149-649 364-1005 476-288 91-581 166-873 239l-291 132-265 132-238 106">
          <text:p/>
        </draw:path>
        <draw:path draw:style-name="gr6" draw:text-style-name="P1" draw:layer="layout" svg:width="1.232cm" svg:height="2.109cm" svg:x="10.7cm" svg:y="9.79cm" svg:viewBox="0 0 1233 2110" svg:d="M1233 0c-224 192-341 514-546 734-210 226-305 565-458 849l-123 252-106 252v23">
          <text:p/>
        </draw:path>
        <draw:path draw:style-name="gr6" draw:text-style-name="P1" draw:layer="layout" svg:width="0.29cm" svg:height="2.248cm" svg:x="7.809cm" svg:y="10.6cm" svg:viewBox="0 0 291 2249" svg:d="M291 0c-40 285-199 540-159 847 38 293-110 576-105 873l-27 265v264">
          <text:p/>
        </draw:path>
        <draw:path draw:style-name="gr6" draw:text-style-name="P1" draw:layer="layout" svg:width="2.376cm" svg:height="0.97cm" svg:x="8.123cm" svg:y="12.1cm" svg:viewBox="0 0 2377 971" svg:d="M0 971c384-126 722-358 1123-451 384-89 756-255 1089-486l165-34">
          <text:p/>
        </draw:path>
        <draw:path draw:style-name="gr3" draw:text-style-name="P1" draw:layer="layout" svg:width="0.608cm" svg:height="0.475cm" svg:x="9.822cm" svg:y="5.609cm" svg:viewBox="0 0 609 476" svg:d="M0 212c102-401 748-174 582 185l-53 79">
          <text:p/>
        </draw:path>
        <draw:path draw:style-name="gr3" draw:text-style-name="P1" draw:layer="layout" svg:width="3.199cm" svg:height="1.691cm" svg:x="8.1cm" svg:y="7.208cm" svg:viewBox="0 0 3200 1692" svg:d="M0 1623c13-280 196-508 273-770 92-313 390-505 621-722 223-211 729-179 793 186 44 250 45 516 198 746 176 263 465 406 745 537l322 69 248 23">
          <text:p/>
        </draw:path>
        <draw:path draw:style-name="gr6" draw:text-style-name="P1" draw:layer="layout" svg:width="0.66cm" svg:height="0.476cm" svg:x="7.303cm" svg:y="10.16cm" svg:viewBox="0 0 661 477" svg:d="M661 477l-291-186-291-211-79-80">
          <text:p/>
        </draw:path>
        <draw:path draw:style-name="gr6" draw:text-style-name="P1" draw:layer="layout" svg:width="1.242cm" svg:height="0.423cm" svg:x="6.774cm" svg:y="9.922cm" svg:viewBox="0 0 1243 424" svg:d="M0 424c291-98 570-231 873-292l291-105 79-27">
          <text:p/>
        </draw:path>
        <draw:path draw:style-name="gr7" draw:text-style-name="P1" draw:layer="layout" svg:width="1.093cm" svg:height="1.058cm" svg:x="10.2cm" svg:y="11.548cm" svg:viewBox="0 0 1094 1059" svg:d="M702 56c-215-115-484-51-637 185-174 270 36 633 232 741 214 117 500 129 656-159 113-208 285-741-77-767l-212-53v26z">
          <text:p/>
        </draw:path>
        <draw:path draw:style-name="gr6" draw:text-style-name="P1" draw:layer="layout" svg:width="1.659cm" svg:height="2.433cm" svg:x="8.129cm" svg:y="8.732cm" svg:viewBox="0 0 1660 2434" svg:d="M0 0c302 219 626 394 952 582 295 170 604 376 688 688 86 320-129 648-158 979v18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5-04-05T12:21:19.40</meta:creation-date>
    <dc:date>2015-04-06T00:05:26.43</dc:date>
    <dc:creator>Alexis Roche</dc:creator>
    <meta:editing-duration>PT10H47M28S</meta:editing-duration>
    <meta:editing-cycles>11</meta:editing-cycles>
    <meta:generator>OpenOffice/4.1.1$Win32 OpenOffice.org_project/411m6$Build-9775</meta:generator>
    <meta:document-statistic meta:object-count="22"/>
  </office:meta>
</office:document-meta>
</file>